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738" officeooo:paragraph-rsid="00013738"/>
    </style:style>
    <style:style style:name="P2" style:family="paragraph" style:parent-style-name="Standard">
      <style:text-properties fo:font-style="italic" officeooo:rsid="00013738" officeooo:paragraph-rsid="00013738" style:font-style-asian="italic" style:font-style-complex="italic"/>
    </style:style>
    <style:style style:name="P3" style:family="paragraph" style:parent-style-name="Standard">
      <style:text-properties fo:font-style="normal" officeooo:rsid="00013738" officeooo:paragraph-rsid="0001373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ny's One-Liners</text:p>
      <text:p text:style-name="P1"/>
      <text:p text:style-name="P2">(In the school yard)</text:p>
      <text:p text:style-name="P1"/>
      <text:p text:style-name="P1">J: Hey Fitz. See you on the track!</text:p>
      <text:p text:style-name="P1">J: You better keep up, big guy.</text:p>
      <text:p text:style-name="P1">J: It will be good to compete with you in something that's not a video game.</text:p>
      <text:p text:style-name="P1"/>
      <text:p text:style-name="P2">(In the race)</text:p>
      <text:p text:style-name="P1"/>
      <text:p text:style-name="P1">J: Come on, Fitz, keep it up!</text:p>
      <text:p text:style-name="P1">J: Hey Fitz, your shoes are untied! Haha just kidding!</text:p>
      <text:p text:style-name="P1">J: Hurry, Fitz, we've got to fill the top 3!</text:p>
      <text:p text:style-name="P1"/>
      <text:p text:style-name="P2">(After a race has been played)</text:p>
      <text:p text:style-name="P3">J: Good race out there, man.</text:p>
      <text:p text:style-name="P3"/>
      <text:p text:style-name="P3"/>
      <text:p text:style-name="P2">(After a gold medal has been won)</text:p>
      <text:p text:style-name="P3">J: Congrats, man! Now you just need 30 and you'll be golde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8:39:20.375000000</meta:creation-date>
    <dc:date>2014-05-27T18:48:14.520000000</dc:date>
    <meta:editing-duration>P0D</meta:editing-duration>
    <meta:editing-cycles>1</meta:editing-cycles>
    <meta:document-statistic meta:table-count="0" meta:image-count="0" meta:object-count="0" meta:page-count="1" meta:paragraph-count="13" meta:word-count="98" meta:character-count="471" meta:non-whitespace-character-count="386"/>
    <meta:generator>LibreOffice/4.1.3.2$Windows_x86 LibreOffice_project/70feb7d99726f064edab4605a8ab840c50ec57a</meta:generator>
  </office:meta>
</office:document-meta>
</file>